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3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4" style:family="table">
      <style:table-properties style:width="24.59cm" fo:margin-left="0.512cm" table:align="left" style:writing-mode="lr-tb"/>
    </style:style>
    <style:style style:name="Tabel4.A" style:family="table-column">
      <style:table-column-properties style:column-width="12.885cm"/>
    </style:style>
    <style:style style:name="Tabel4.B" style:family="table-column">
      <style:table-column-properties style:column-width="11.705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59cm" fo:margin-left="0.512cm" table:align="left" style:writing-mode="lr-tb"/>
    </style:style>
    <style:style style:name="Tabel7.A" style:family="table-column">
      <style:table-column-properties style:column-width="12.885cm"/>
    </style:style>
    <style:style style:name="Tabel7.B" style:family="table-column">
      <style:table-column-properties style:column-width="11.705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B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2845a6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59851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2584bfb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584bfb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5dac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e711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text-properties officeooo:paragraph-rsid="02584bfb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747c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Footnote">
      <style:text-properties fo:language="en" fo:country="US" officeooo:paragraph-rsid="0248fa49" fo:background-color="transparent"/>
    </style:style>
    <style:style style:name="P19" style:family="paragraph" style:parent-style-name="Footnote">
      <style:text-properties style:font-name="Liberation Sans1" fo:language="en" fo:country="GB" officeooo:paragraph-rsid="10332ca5"/>
    </style:style>
    <style:style style:name="P20" style:family="paragraph" style:parent-style-name="Footnote">
      <style:text-properties officeooo:paragraph-rsid="02489d8b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break-before="page"/>
      <style:text-properties officeooo:paragraph-rsid="02584bfb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4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5" style:family="paragraph" style:parent-style-name="Table_20_Contents">
      <style:text-properties officeooo:rsid="025cf310" officeooo:paragraph-rsid="02584bfb"/>
    </style:style>
    <style:style style:name="P26" style:family="paragraph" style:parent-style-name="Table_20_Contents">
      <style:text-properties officeooo:rsid="025cf310" officeooo:paragraph-rsid="0264949e"/>
    </style:style>
    <style:style style:name="P27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8" style:family="paragraph" style:parent-style-name="Table_20_Contents">
      <style:text-properties officeooo:rsid="025cf310" officeooo:paragraph-rsid="026ecec1"/>
    </style:style>
    <style:style style:name="P29" style:family="paragraph" style:parent-style-name="Standard" style:list-style-name="L1">
      <style:text-properties officeooo:paragraph-rsid="0215050e"/>
    </style:style>
    <style:style style:name="P30" style:family="paragraph" style:parent-style-name="Standard">
      <style:text-properties officeooo:paragraph-rsid="01be4eb0"/>
    </style:style>
    <style:style style:name="P3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Footnote">
      <style:text-properties officeooo:paragraph-rsid="0219eed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68327e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0" style:family="paragraph" style:parent-style-name="Footnote">
      <style:text-properties officeooo:rsid="0268f29a" officeooo:paragraph-rsid="027028eb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701286" style:font-size-asian="12pt" style:font-size-complex="12pt"/>
    </style:style>
    <style:style style:name="P44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6cd01f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6" style:family="paragraph" style:parent-style-name="Standard" style:list-style-name="L2">
      <style:text-properties officeooo:paragraph-rsid="026ca022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>
      <style:text-properties officeooo:paragraph-rsid="0103e699"/>
    </style:style>
    <style:style style:name="P4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6" style:family="paragraph" style:parent-style-name="Standard">
      <style:text-properties officeooo:paragraph-rsid="02717261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officeooo:rsid="02749b6c"/>
    </style:style>
    <style:style style:name="T8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9" style:family="text">
      <style:text-properties style:font-name="Liberation Sans1" fo:font-size="12pt" style:font-size-asian="12pt" style:font-size-complex="12pt"/>
    </style:style>
    <style:style style:name="T10" style:family="text">
      <style:text-properties style:font-size-asian="12pt" style:font-size-complex="12pt"/>
    </style:style>
    <style:style style:name="T11" style:family="text">
      <style:text-properties officeooo:rsid="025dac43"/>
    </style:style>
    <style:style style:name="T12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weight="normal" officeooo:rsid="025e7116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2749b6c" style:font-weight-asian="bold" style:font-weight-complex="bold"/>
    </style:style>
    <style:style style:name="T28" style:family="text">
      <style:text-properties fo:font-weight="bold" officeooo:rsid="02747cd5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25e7116" style:font-size-asian="10pt" style:font-weight-asian="normal" style:font-size-complex="10pt" style:font-weight-complex="normal"/>
    </style:style>
    <style:style style:name="T32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#ffff00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35" style:family="text">
      <style:text-properties fo:color="#000000" loext:opacity="100%" style:text-line-through-style="none" style:text-line-through-type="none" style:font-name="Liberation Sans1" fo:font-size="10pt" style:text-underline-style="none" officeooo:rsid="0faa7573" style:font-size-asian="10pt" style:font-size-complex="10pt"/>
    </style:style>
    <style:style style:name="T36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10e9adb3" style:font-size-asian="10pt" style:font-size-complex="10pt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d21a9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font-size="10pt" fo:language="en" fo:country="US" style:font-size-asian="10pt" style:font-size-complex="10pt"/>
    </style:style>
    <style:style style:name="T42" style:family="text">
      <style:text-properties fo:font-size="10pt" fo:language="en" fo:country="US" officeooo:rsid="02182436" style:font-size-asian="10pt" style:font-size-complex="10pt"/>
    </style:style>
    <style:style style:name="T43" style:family="text">
      <style:text-properties fo:color="#000000" loext:opacity="100%" style:font-name="Liberation Sans1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5731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6010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34d7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3600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officeooo:rsid="026350df"/>
    </style:style>
    <style:style style:name="T61" style:family="text">
      <style:text-properties officeooo:rsid="027028eb"/>
    </style:style>
    <style:style style:name="T62" style:family="text">
      <style:text-properties officeooo:rsid="0289b300"/>
    </style:style>
    <style:style style:name="T63" style:family="text">
      <style:text-properties officeooo:rsid="025d598d"/>
    </style:style>
    <style:style style:name="T64" style:family="text">
      <style:text-properties fo:font-size="10pt" officeooo:rsid="025d598d" style:font-size-asian="10pt" style:font-size-complex="10pt"/>
    </style:style>
    <style:style style:name="T65" style:family="text">
      <style:text-properties officeooo:rsid="0267de5b"/>
    </style:style>
    <style:style style:name="T66" style:family="text">
      <style:text-properties officeooo:rsid="0264949e"/>
    </style:style>
    <style:style style:name="T67" style:family="text">
      <style:text-properties officeooo:rsid="0286637d"/>
    </style:style>
    <style:style style:name="T68" style:family="text">
      <style:text-properties officeooo:rsid="02747497"/>
    </style:style>
    <style:style style:name="T69" style:family="text">
      <style:text-properties fo:font-size="10pt" officeooo:rsid="027341dd" style:font-size-asian="10pt" style:font-size-complex="10pt"/>
    </style:style>
    <style:style style:name="T70" style:family="text">
      <style:text-properties fo:font-size="10pt" officeooo:rsid="0274939b" style:font-size-asian="10pt" style:font-size-complex="10pt"/>
    </style:style>
    <style:style style:name="T71" style:family="text">
      <style:text-properties officeooo:rsid="0277d415"/>
    </style:style>
    <style:style style:name="T72" style:family="text">
      <style:text-properties fo:font-size="10pt" officeooo:rsid="027bb64c" style:font-size-asian="10pt" style:font-size-complex="10pt"/>
    </style:style>
    <style:style style:name="T73" style:family="text">
      <style:text-properties officeooo:rsid="02672f10"/>
    </style:style>
    <style:style style:name="T74" style:family="text">
      <style:text-properties officeooo:rsid="025e46cc"/>
    </style:style>
    <style:style style:name="T75" style:family="text">
      <style:text-properties officeooo:rsid="026ecec1"/>
    </style:style>
    <style:style style:name="T76" style:family="text">
      <style:text-properties officeooo:rsid="026e928a"/>
    </style:style>
    <style:style style:name="T77" style:family="text">
      <style:text-properties fo:font-size="10pt" officeooo:rsid="025e46cc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language="en" fo:country="US"/>
    </style:style>
    <style:style style:name="T8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language="en" fo:country="US" fo:font-weight="bold" style:font-weight-asian="bold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style:text-line-through-style="none" style:text-line-through-type="none" fo:language="en" fo:country="US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4" style:family="text">
      <style:text-properties style:text-line-through-style="none" style:text-line-through-type="none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5" style:family="text">
      <style:text-properties style:text-line-through-style="none" style:text-line-through-type="none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" style:family="text">
      <style:text-properties style:text-line-through-style="none" style:text-line-through-type="none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style:text-line-through-style="none" style:text-line-through-type="none" fo:language="en" fo:country="US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officeooo:rsid="026bdfb8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officeooo:rsid="020686f0"/>
    </style:style>
    <style:style style:name="T143" style:family="text">
      <style:text-properties officeooo:rsid="01e96954"/>
    </style:style>
    <style:style style:name="T144" style:family="text">
      <style:text-properties fo:language="en" fo:country="US" officeooo:rsid="020686f0"/>
    </style:style>
    <style:style style:name="T145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Prepare <text:span text:style-name="T7">backup</text:span>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8">☐</text:span></text:span></text:p>
          </table:table-cell>
          <table:table-cell table:style-name="Tabel6.A1" office:value-type="string">
            <text:p text:style-name="P8">Collect computer name and usernames (see page 4).</text:p>
          </table:table-cell>
        </table:table-row>
        <table:table-row table:style-name="Tabel6.1">
          <table:table-cell table:style-name="Tabel6.A1" office:value-type="string">
            <text:p text:style-name="P9"><text:span text:style-name="Strong_20_Emphasis"><text:span text:style-name="T8">☐</text:span></text:span></text:p>
          </table:table-cell>
          <table:table-cell table:style-name="Tabel6.A1" office:value-type="string">
            <text:p text:style-name="P10"><text:span text:style-name="T9">Collect E-mail addresses and mail server addresses </text:span><text:span text:style-name="Emphasis"><text:span text:style-name="T10">per user</text:span></text:span><text:span text:style-name="T9">, including usernames and passwords, see page 4.</text:span>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1"/>
          </table:table-cell>
        </table:table-row>
        <table:table-row table:style-name="Tabel3.1">
          <table:table-cell table:style-name="Tabel3.A1" office:value-type="string">
            <text:p text:style-name="P6"><text:span text:style-name="Strong_20_Emphasis"><text:span text:style-name="T8">☐</text:span></text:span></text:p>
          </table:table-cell>
          <table:table-cell table:style-name="Tabel3.A1" office:value-type="string">
            <text:p text:style-name="P11">Perform backup on Windows</text:p>
          </table:table-cell>
        </table:table-row>
        <table:table-row table:style-name="Tabel3.3">
          <table:table-cell table:style-name="Tabel3.A1" office:value-type="string">
            <text:p text:style-name="P9"/>
          </table:table-cell>
          <table:table-cell table:style-name="Tabel3.A1" office:value-type="string">
            <text:p text:style-name="P12"><text:span text:style-name="T11">T</text:span><text:span text:style-name="T12">urn </text:span><text:span text:style-name="T13">off</text:span><text:span text:style-name="T14"> any virus scanner, </text:span><text:span text:style-name="T15">because that slows down the backup process</text:span><text:span text:style-name="T14">.</text:span></text:p>
          </table:table-cell>
        </table:table-row>
        <table:table-row table:style-name="Tabel3.3">
          <table:table-cell table:style-name="Tabel3.A1" office:value-type="string">
            <text:p text:style-name="P9"><text:span text:style-name="Strong_20_Emphasis"><text:span text:style-name="T8">☐</text:span></text:span></text:p>
          </table:table-cell>
          <table:table-cell table:style-name="Tabel3.A1" office:value-type="string">
            <text:p text:style-name="P13"><text:span text:style-name="T16">Copy</text:span><text:span text:style-name="T17"> </text:span><text:span text:style-name="Emphasis"><text:span text:style-name="T18">per </text:span></text:span><text:span text:style-name="Emphasis"><text:span text:style-name="T19">user</text:span></text:span><text:span text:style-name="Emphasis"><text:span text:style-name="T18"> </text:span></text:span><text:span text:style-name="T20">C:\Users\&lt;</text:span><text:span text:style-name="T16">Username&gt;</text:span><text:span text:style-name="T20"> </text:span><text:span text:style-name="T21">to an external hard disk</text:span><text:span text:style-name="T22">.<text:line-break/></text:span><text:span text:style-name="T23">User</text:span><text:span text:style-name="T24">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5"/>
          </table:table-cell>
        </table:table-row>
        <table:table-row table:style-name="Tabel5.1">
          <table:table-cell table:style-name="Tabel5.A1" office:value-type="string">
            <text:p text:style-name="P14"/>
          </table:table-cell>
          <table:table-cell table:style-name="Tabel5.A1" office:value-type="string">
            <text:p text:style-name="P16"><text:span text:style-name="T26">Perform backup on Linux </text:span><text:span text:style-name="T27">without </text:span><text:span text:style-name="T26">BitLocker Drive Encryption </text:span><text:span text:style-name="T28">on </text:span><text:span text:style-name="T26">Windows!</text:span><text:span text:style-name="T29"><text:line-break/></text:span><text:span text:style-name="T30">Control Panel &gt; </text:span><text:span text:style-name="T31">System and Security &gt; </text:span><text:span text:style-name="T30">BitLocker Drive Encryption &gt; “</text:span><text:span text:style-name="T31">Drive” &gt; </text:span><text:span text:style-name="T30">Turn off BitLocker</text:span></text:p>
          </table:table-cell>
        </table:table-row>
        <table:table-row table:style-name="Tabel5.1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17"><text:span text:style-name="T32">Boot the computer from</text:span><text:span text:style-name="T33"><text:note text:id="ftn1" text:note-class="footnote"><text:note-citation>1</text:note-citation><text:note-body><text:p text:style-name="P18"><text:span text:style-name="T34">Boot menu/Setup via one of the </text:span><text:span text:style-name="T35">f</text:span><text:span text:style-name="T34">requently used keys: </text:span><text:span text:style-name="T36">Esc</text:span><text:span text:style-name="T37">, </text:span><text:span text:style-name="T36">Delete</text:span><text:span text:style-name="T37">, </text:span><text:span text:style-name="T36">F1</text:span><text:span text:style-name="T37">, </text:span><text:span text:style-name="T36">F2</text:span><text:span text:style-name="T37">, </text:span><text:span text:style-name="T36">F9</text:span><text:span text:style-name="T37">, </text:span><text:span text:style-name="T36">F10</text:span><text:span text:style-name="T37">, </text:span><text:span text:style-name="T36">F11</text:span><text:span text:style-name="T37">, or </text:span><text:span text:style-name="T36">F12</text:span></text:p></text:note-body></text:note></text:span><text:span text:style-name="T32"> a</text:span><text:span text:style-name="T38"> </text:span><text:span text:style-name="T39">L</text:span><text:span text:style-name="T38">ive</text:span><text:span text:style-name="T40"><text:note text:id="ftn2" text:note-class="footnote"><text:note-citation>2</text:note-citation><text:note-body><text:p text:style-name="P19"><text:span text:style-name="T41">From a Live USB stick you can boot and work with </text:span><text:span text:style-name="T42">Linux</text:span><text:span text:style-name="Strong_20_Emphasis"><text:span text:style-name="T43"> </text:span></text:span><text:span text:style-name="T41">without modifying any files on the hard drive and also allows installation of </text:span><text:span text:style-name="T42">Linux</text:span><text:span text:style-name="Strong_20_Emphasis"><text:span text:style-name="T43">.</text:span></text:span></text:p></text:note-body></text:note></text:span><text:span text:style-name="T44"> USB stick</text:span><text:span text:style-name="T45"><text:note text:id="ftn3" text:note-class="footnote"><text:note-citation>3</text:note-citation><text:note-body><text:p text:style-name="P20"><text:span text:style-name="Strong_20_Emphasis"><text:span text:style-name="T46">See </text:span></text:span><text:span text:style-name="Strong_20_Emphasis"><text:span text:style-name="T47">Checklist installation ...</text:span></text:span></text:p></text:note-body></text:note></text:span><text:span text:style-name="T45">, </text:span><text:span text:style-name="T48">like</text:span><text:span text:style-name="T49"> </text:span><text:span text:style-name="T50">Debian</text:span><text:span text:style-name="T51"> </text:span><text:span text:style-name="T52">o</text:span><text:span text:style-name="T53">r</text:span><text:span text:style-name="T52"> Rocky Linux</text:span><text:span text:style-name="T54"> </text:span><text:span text:style-name="T38">Desktop/</text:span><text:span text:style-name="T55">Workstation</text:span><text:span text:style-name="T56">.</text:span></text:p>
          </table:table-cell>
        </table:table-row>
        <table:table-row table:style-name="Tabel5.4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21"><text:span text:style-name="T57">Copy</text:span><text:span text:style-name="T17"> </text:span><text:span text:style-name="Emphasis"><text:span text:style-name="T18">per </text:span></text:span><text:span text:style-name="Emphasis"><text:span text:style-name="T58">user</text:span></text:span><text:span text:style-name="Emphasis"><text:span text:style-name="T18"> </text:span></text:span><text:span text:style-name="T20">C:\Users\&lt;</text:span><text:span text:style-name="T57">Username</text:span><text:span text:style-name="T20">&gt; </text:span><text:span text:style-name="T21">to an external hard disk</text:span><text:span text:style-name="T22">.<text:line-break/></text:span><text:span text:style-name="T24">Gebr. 1-4</text:span><text:span text:style-name="T22"><text:line-break/></text:span><text:span text:style-name="Strong_20_Emphasis"><text:span text:style-name="T25">☐ ☐ ☐ ☐</text:span></text:span></text:p>
          </table:table-cell>
        </table:table-row>
      </table:table>
      <text:p text:style-name="P14"><text:span text:style-name="Emphasis"><text:span text:style-name="T59"/></text:span></text:p>
      <text:p text:style-name="P22"><text:tab/></text:p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23">Browser app migrat<text:span text:style-name="T60">ion</text:span> <text:span text:style-name="T60">from</text:span><text:span text:style-name="T61"> Windows </text:span><text:span text:style-name="T60">to</text:span><text:span text:style-name="T61"> Linux</text:span></text:p>
          </table:table-cell>
          <table:covered-table-cell/>
        </table:table-row>
        <table:table-row>
          <table:table-cell table:style-name="Tabel4.A2" office:value-type="string">
            <text:p text:style-name="P24"><text:span text:style-name="T60">In use on</text:span><text:span text:style-name="T62"> </text:span>Windows</text:p>
          </table:table-cell>
          <table:table-cell table:style-name="Tabel4.B2" office:value-type="string">
            <text:p text:style-name="P24">Linux <text:span text:style-name="T60">replacement</text:span></text:p>
          </table:table-cell>
        </table:table-row>
        <table:table-row>
          <table:table-cell table:style-name="Tabel4.A2" office:value-type="string">
            <text:p text:style-name="P25">Microsoft Edge <text:span text:style-name="T63">(export Favorite</text:span><text:span text:style-name="T60">s</text:span><text:span text:style-name="T63">)<text:line-break/></text:span><text:span text:style-name="T64">C:\Users\&lt;Username&gt;\AppData\Local\Microsoft\Edge\User Data\Default</text:span></text:p>
          </table:table-cell>
          <table:table-cell table:style-name="Tabel4.B2" office:value-type="string">
            <text:p text:style-name="P26">Microsoft Edge <text:span text:style-name="T63">(import Favorite</text:span><text:span text:style-name="T60">s</text:span><text:span text:style-name="T63">)<text:line-break/></text:span><text:span text:style-name="T64">/home/&lt;Username&gt;/.config/microsoft-edge/</text:span></text:p>
          </table:table-cell>
        </table:table-row>
        <table:table-row>
          <table:table-cell table:style-name="Tabel4.A2" office:value-type="string">
            <text:p text:style-name="P26">Mozilla Firefox <text:span text:style-name="T63">(export </text:span><text:span text:style-name="T65">Bookmarks</text:span><text:span text:style-name="T63">), </text:span><text:span text:style-name="T66">see</text:span><text:span text:style-name="T67"> </text:span><text:span text:style-name="User_20_Entry"><text:span text:style-name="T68">about:profiles</text:span></text:span><text:span text:style-name="T68">:</text:span><text:span text:style-name="T63"><text:line-break/></text:span><text:span text:style-name="T69">C:\Users\</text:span><text:span text:style-name="T64">&lt;Username&gt;\</text:span><text:span text:style-name="T69">AppData\Roaming\M</text:span><text:span text:style-name="T70">o</text:span><text:span text:style-name="T69">zilla\Firefox\Profiles\</text:span></text:p>
          </table:table-cell>
          <table:table-cell table:style-name="Tabel4.B2" office:value-type="string">
            <text:p text:style-name="P26">Mozilla Firefox <text:span text:style-name="T63">(import </text:span><text:span text:style-name="T65">Bookmarks</text:span><text:span text:style-name="T63">), </text:span><text:span text:style-name="T66">see</text:span><text:span text:style-name="T71"> </text:span><text:span text:style-name="User_20_Entry"><text:span text:style-name="T68">about:profiles</text:span></text:span><text:span text:style-name="T68">:</text:span><text:span text:style-name="T63"><text:line-break/></text:span><text:span text:style-name="T64">/home/&lt;Username&gt;/.mozilla/firefox/</text:span></text:p>
          </table:table-cell>
        </table:table-row>
        <table:table-row>
          <table:table-cell table:style-name="Tabel4.A2" office:value-type="string">
            <text:p text:style-name="P25">Google Chrome <text:span text:style-name="T63">(export </text:span><text:span text:style-name="T65">Bookmarks</text:span><text:span text:style-name="T63">)<text:line-break/></text:span><text:span text:style-name="T64">C:\Users\&lt;Username&gt;\AppData\Local\Google\Chrome\User Data</text:span><text:span text:style-name="T72">\</text:span></text:p>
          </table:table-cell>
          <table:table-cell table:style-name="Tabel4.B2" office:value-type="string">
            <text:p text:style-name="P25">Google Chrome <text:span text:style-name="T63">(import </text:span><text:span text:style-name="T65">Bookmarks</text:span><text:span text:style-name="T63">)<text:line-break/></text:span><text:span text:style-name="T64">/home/&lt;Username&gt;/.config/google-chrome/</text:span></text:p>
          </table:table-cell>
        </table:table-row>
      </table:table>
      <text:p text:style-name="P14"/>
      <text:p text:style-name="P14"><text:tab/></text:p>
      <table:table table:name="Tabel7" table:style-name="Tabel7">
        <table:table-column table:style-name="Tabel7.A"/>
        <table:table-column table:style-name="Tabel7.B"/>
        <table:table-row>
          <table:table-cell table:style-name="Tabel7.A1" table:number-columns-spanned="2" office:value-type="string">
            <text:p text:style-name="P23">Mail app migrati<text:span text:style-name="T66">on</text:span> <text:span text:style-name="T66">from</text:span><text:span text:style-name="T61"> Windows </text:span><text:span text:style-name="T66">to</text:span><text:span text:style-name="T61"> Linux</text:span></text:p>
          </table:table-cell>
          <table:covered-table-cell/>
        </table:table-row>
        <table:table-row>
          <table:table-cell table:style-name="Tabel7.A2" office:value-type="string">
            <text:p text:style-name="P27"><text:span text:style-name="T60">In use on</text:span><text:span text:style-name="T62"> </text:span>Windows</text:p>
          </table:table-cell>
          <table:table-cell table:style-name="Tabel7.B2" office:value-type="string">
            <text:p text:style-name="P27">Linux <text:span text:style-name="T60">replacement</text:span></text:p>
          </table:table-cell>
        </table:table-row>
        <table:table-row>
          <table:table-cell table:style-name="Tabel7.A2" office:value-type="string">
            <text:p text:style-name="P25">Microsoft Outlook (export PST/OST <text:span text:style-name="T73">file</text:span>)</text:p>
          </table:table-cell>
          <table:table-cell table:style-name="Tabel7.B2" office:value-type="string">
            <text:p text:style-name="P25">Evolution (import PST/OST <text:span text:style-name="T73">file</text:span>)</text:p>
          </table:table-cell>
        </table:table-row>
        <table:table-row>
          <table:table-cell table:style-name="Tabel7.A2" office:value-type="string">
            <text:p text:style-name="P28">Windows Mail (export <text:span text:style-name="T63">emails + </text:span><text:span text:style-name="T74">ad</text:span><text:span text:style-name="T75">d</text:span><text:span text:style-name="T74">re</text:span><text:span text:style-name="T76">s</text:span><text:span text:style-name="T74">s bo</text:span><text:span text:style-name="T73">o</text:span><text:span text:style-name="T74">k)<text:line-break/></text:span><text:span text:style-name="T77">C:\Users\</text:span><text:span text:style-name="T64">&lt;Username&gt;</text:span><text:span text:style-name="T77">\AppData\Local\Comms\Unistore\data</text:span></text:p>
          </table:table-cell>
          <table:table-cell table:style-name="Tabel7.B2" office:value-type="string">
            <text:p text:style-name="P28">Thunderbird (import <text:span text:style-name="T63">emails + </text:span><text:span text:style-name="T74">ad</text:span><text:span text:style-name="T76">d</text:span><text:span text:style-name="T74">res</text:span><text:span text:style-name="T76">s </text:span><text:span text:style-name="T74">bo</text:span><text:span text:style-name="T73">o</text:span><text:span text:style-name="T74">k)<text:line-break/></text:span><text:span text:style-name="T77">/home/</text:span><text:span text:style-name="T64">&lt;Username&gt;</text:span><text:span text:style-name="T77">/.thunderbird/</text:span></text:p>
          </table:table-cell>
        </table:table-row>
        <table:table-row>
          <table:table-cell table:style-name="Tabel7.A2" office:value-type="string">
            <text:p text:style-name="P25">Thunderbird (export <text:span text:style-name="T63">emails + </text:span><text:span text:style-name="T74">ad</text:span><text:span text:style-name="T76">d</text:span><text:span text:style-name="T74">res</text:span><text:span text:style-name="T76">s</text:span><text:span text:style-name="T74"> bo</text:span><text:span text:style-name="T73">o</text:span><text:span text:style-name="T74">k)<text:line-break/></text:span><text:span text:style-name="T77">C:\</text:span><text:span text:style-name="T69">Users</text:span><text:span text:style-name="T77">\</text:span><text:span text:style-name="T64">&lt;Username&gt;\</text:span><text:span text:style-name="T77">AppData\Roaming\Thunderbird\Profiles</text:span></text:p>
          </table:table-cell>
          <table:table-cell table:style-name="Tabel7.B2" office:value-type="string">
            <text:p text:style-name="P25">Thunderbird (import <text:span text:style-name="T63">emails + </text:span><text:span text:style-name="T74">ad</text:span><text:span text:style-name="T76">d</text:span><text:span text:style-name="T74">res</text:span><text:span text:style-name="T76">s</text:span><text:span text:style-name="T74"> bo</text:span><text:span text:style-name="T73">o</text:span><text:span text:style-name="T74">k)<text:line-break/></text:span><text:span text:style-name="T77">/home/</text:span><text:span text:style-name="T64">&lt;Username&gt;</text:span><text:span text:style-name="T77">/.thunderbird/</text:span></text:p>
          </table:table-cell>
        </table:table-row>
        <table:table-row>
          <table:table-cell table:style-name="Tabel7.A2" office:value-type="string">
            <text:p text:style-name="P25">Webmail</text:p>
          </table:table-cell>
          <table:table-cell table:style-name="Tabel7.B2" office:value-type="string">
            <text:p text:style-name="P25">Webmail</text:p>
          </table:table-cell>
        </table:table-row>
      </table:table>
      <text:p text:style-name="P14"/>
      <text:p text:style-name="P14"/>
      <text:list text:continue-numbering="true" text:style-name="L1">
        <text:list-item>
          <text:p text:style-name="P29"><text:span text:style-name="Strong_20_Emphasis"><text:span text:style-name="T78">Install </text:span></text:span><text:span text:style-name="Strong_20_Emphasis"><text:span text:style-name="T79">Linux</text:span></text:span></text:p>
        </text:list-item>
      </text:list>
      <text:p text:style-name="P30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T80"><text:s/></text:span><text:span text:style-name="T81"><draw:control text:anchor-type="as-char" draw:z-index="2" draw:name="Vorm53" draw:style-name="gr1" draw:text-style-name="P31" svg:width="0.35cm" svg:height="0.35cm" draw:control="control1"/></text:span></text:p>
          </table:table-cell>
          <table:table-cell table:style-name="_32_._5f_Ubuntu_5f_installeren.A1" office:value-type="string">
            <text:p text:style-name="P32"><text:span text:style-name="T14">Install </text:span><text:span text:style-name="T82">Linux </text:span><text:span text:style-name="T14">according to the </text:span><text:span text:style-name="T83">Checklist i</text:span><text:span text:style-name="T84">nstallation</text:span><text:span text:style-name="T14"><text:note text:id="ftn4" text:note-class="footnote"><text:note-citation>1</text:note-citation><text:note-body><text:p text:style-name="P33"><text:span text:style-name="T85">Checklist installation can be found </text:span><text:span text:style-name="Strong_20_Emphasis"><text:span text:style-name="T86">at </text:span></text:span><text:a xlink:type="simple" xlink:href="https://karelzimmer.nl/html/en/home.html" text:style-name="Internet_20_link" text:visited-style-name="Visited_20_Internet_20_Link"><text:span text:style-name="Strong_20_Emphasis"><text:span text:style-name="T87">karelzimmer.nl/en</text:span></text:span></text:a><text:span text:style-name="Strong_20_Emphasis"><text:span text:style-name="T86">, under</text:span></text:span><text:span text:style-name="T85"> </text:span><text:span text:style-name="T88">Linux</text:span><text:span text:style-name="T85">.</text:span></text:p></text:note-body></text:note></text:span><text:span text:style-name="T14">.</text:span></text:p>
          </table:table-cell>
        </table:table-row>
      </table:table>
      <text:p text:style-name="P34"><text:tab/></text:p>
      <text:list text:continue-numbering="true" text:style-name="L1">
        <text:list-item>
          <text:p text:style-name="P35"><text:soft-page-break/><text:span text:style-name="Strong_20_Emphasis"><text:span text:style-name="T89">Restore backup</text:span></text:span><text:span text:style-name="Emphasis"><text:span text:style-name="T90"> (on Linux)</text:span></text:span><text:span text:style-name="T91"><text:line-break/></text:span></text:p>
          <text:p text:style-name="P36"><text:span text:style-name="Emphasis"><text:span text:style-name="T92">The actions in this chapter must be performed per user.</text:span></text:span></text:p>
        </text:list-item>
      </text:list>
      <text:p text:style-name="P37"/>
      <text:p text:style-name="P38"><text:span text:style-name="T93"><text:tab/></text:span><text:span text:style-name="T94">User</text:span><text:span text:style-name="T95">. 1-4</text:span><text:span text:style-name="T96"><text:line-break/><text:tab/></text:span><text:span text:style-name="Strong_20_Emphasis"><text:span text:style-name="T97">☐ ☐ ☐ ☐<text:tab/></text:span></text:span><text:span text:style-name="T98">Make sure there is no Internet connection, so that no new e-mails can arrive.</text:span></text:p>
      <text:p text:style-name="P39"><text:tab/><text:span text:style-name="Strong_20_Emphasis"><text:span text:style-name="T25">☐ ☐ ☐ ☐<text:tab/></text:span></text:span><text:span text:style-name="T99">Connect the external hard disk.</text:span></text:p>
      <text:p text:style-name="P39"><text:tab/><text:span text:style-name="Strong_20_Emphasis"><text:span text:style-name="T25">☐ ☐ ☐ ☐<text:tab/></text:span></text:span><text:span text:style-name="T100">Copy</text:span><text:span text:style-name="T91"> </text:span><text:span text:style-name="T101">M</text:span><text:span text:style-name="T102">y</text:span><text:span text:style-name="T101"> </text:span><text:span text:style-name="T102">Documents</text:span><text:span text:style-name="T101">, </text:span><text:span text:style-name="T103">etc</text:span><text:span text:style-name="T91">.</text:span></text:p>
      <text:p text:style-name="P39"><text:tab/><text:span text:style-name="Strong_20_Emphasis"><text:span text:style-name="T25">☐ ☐ ☐ ☐<text:tab/></text:span></text:span><text:span text:style-name="Strong_20_Emphasis"><text:span text:style-name="T104">Copy</text:span></text:span><text:span text:style-name="Strong_20_Emphasis"><text:span text:style-name="T105"> browser </text:span></text:span><text:span text:style-name="Strong_20_Emphasis"><text:span text:style-name="T106">app </text:span></text:span><text:span text:style-name="Strong_20_Emphasis"><text:span text:style-name="T105">profi</text:span></text:span><text:span text:style-name="Strong_20_Emphasis"><text:span text:style-name="T107">le files</text:span></text:span><text:span text:style-name="Strong_20_Emphasis"><text:span text:style-name="T108"><text:note text:id="ftn5" text:note-class="footnote"><text:note-citation>1</text:note-citation><text:note-body><text:p text:style-name="P40">See the table “Browser app migration from Windows to Linux” on the previous page.</text:p></text:note-body></text:note></text:span></text:span><text:span text:style-name="Strong_20_Emphasis"><text:span text:style-name="T109">.</text:span></text:span></text:p>
      <text:p text:style-name="P39"><text:span text:style-name="Strong_20_Emphasis"><text:span text:style-name="T110"><text:tab/></text:span></text:span><text:span text:style-name="Strong_20_Emphasis"><text:span text:style-name="T25">☐ ☐ ☐ ☐</text:span></text:span><text:span text:style-name="Strong_20_Emphasis"><text:span text:style-name="T110"><text:tab/></text:span></text:span><text:span text:style-name="Strong_20_Emphasis"><text:span text:style-name="T107">Copy</text:span></text:span><text:span text:style-name="Strong_20_Emphasis"><text:span text:style-name="T105"> </text:span></text:span><text:span text:style-name="Strong_20_Emphasis"><text:span text:style-name="T111">mail </text:span></text:span><text:span text:style-name="Strong_20_Emphasis"><text:span text:style-name="T106">app </text:span></text:span><text:span text:style-name="Strong_20_Emphasis"><text:span text:style-name="T105">profi</text:span></text:span><text:span text:style-name="Strong_20_Emphasis"><text:span text:style-name="T107">le files</text:span></text:span><text:span text:style-name="Strong_20_Emphasis"><text:span text:style-name="T108"><text:note text:id="ftn6" text:note-class="footnote"><text:note-citation>2</text:note-citation><text:note-body><text:p text:style-name="P40">See the table “<text:span text:style-name="T112">Mail</text:span> app migration from Windows to Linux” on the previous page.</text:p></text:note-body></text:note></text:span></text:span><text:span text:style-name="Strong_20_Emphasis"><text:span text:style-name="T108">.</text:span></text:span></text:p>
      <text:p text:style-name="P41"><text:tab/><text:span text:style-name="Strong_20_Emphasis"><text:span text:style-name="T25">☐ ☐ ☐ ☐</text:span></text:span><text:span text:style-name="Strong_20_Emphasis"><text:span text:style-name="T110"><text:tab/></text:span></text:span><text:span text:style-name="T113">Remove unnecessary Windows files via </text:span><text:span text:style-name="Strong_20_Emphasis"><text:span text:style-name="T114">Terminal</text:span></text:span><text:span text:style-name="T113"> and the following command line:</text:span><text:span text:style-name="T115"><text:line-break/></text:span></text:p>
      <text:list text:continue-numbering="true" text:style-name="L1">
        <text:list-header>
          <text:p text:style-name="P42"><text:span text:style-name="User_20_Entry"><text:span text:style-name="T116">f</text:span></text:span><text:span text:style-name="User_20_Entry"><text:span text:style-name="T117">ind </text:span></text:span><text:span text:style-name="User_20_Entry"><text:span text:style-name="T118">$HOME</text:span></text:span><text:span text:style-name="User_20_Entry"><text:span text:style-name="T117"> -type f -</text:span></text:span><text:span text:style-name="User_20_Entry"><text:span text:style-name="T119">i</text:span></text:span><text:span text:style-name="User_20_Entry"><text:span text:style-name="T117">name </text:span></text:span><text:span text:style-name="User_20_Entry"><text:span text:style-name="T120">d</text:span></text:span><text:span text:style-name="User_20_Entry"><text:span text:style-name="T117">esktop.ini -</text:span></text:span><text:span text:style-name="User_20_Entry"><text:span text:style-name="T121">d</text:span></text:span><text:span text:style-name="User_20_Entry"><text:span text:style-name="T122">e</text:span></text:span><text:span text:style-name="User_20_Entry"><text:span text:style-name="T121">lete </text:span></text:span><text:span text:style-name="User_20_Entry"><text:span text:style-name="T123">-or </text:span></text:span><text:span text:style-name="User_20_Entry"><text:span text:style-name="T117">-type f -</text:span></text:span><text:span text:style-name="User_20_Entry"><text:span text:style-name="T124">i</text:span></text:span><text:span text:style-name="User_20_Entry"><text:span text:style-name="T117">name </text:span></text:span><text:span text:style-name="User_20_Entry"><text:span text:style-name="T124">t</text:span></text:span><text:span text:style-name="User_20_Entry"><text:span text:style-name="T117">humbs.db -</text:span></text:span><text:span text:style-name="User_20_Entry"><text:span text:style-name="T121">delete -</text:span></text:span><text:span text:style-name="User_20_Entry"><text:span text:style-name="T123">or </text:span></text:span><text:span text:style-name="User_20_Entry"><text:span text:style-name="T117">-type f -name '*.</text:span></text:span><text:span text:style-name="User_20_Entry"><text:span text:style-name="T125">lnk'</text:span></text:span><text:span text:style-name="User_20_Entry"><text:span text:style-name="T117"> -</text:span></text:span><text:span text:style-name="User_20_Entry"><text:span text:style-name="T121">delete -</text:span></text:span><text:span text:style-name="User_20_Entry"><text:span text:style-name="T126">or </text:span></text:span><text:span text:style-name="User_20_Entry"><text:span text:style-name="T117">-type f -</text:span></text:span><text:span text:style-name="User_20_Entry"><text:span text:style-name="T119">i</text:span></text:span><text:span text:style-name="User_20_Entry"><text:span text:style-name="T117">name '*.</text:span></text:span><text:span text:style-name="User_20_Entry"><text:span text:style-name="T127">exe'</text:span></text:span><text:span text:style-name="User_20_Entry"><text:span text:style-name="T117"> -</text:span></text:span><text:span text:style-name="User_20_Entry"><text:span text:style-name="T121">delete -</text:span></text:span><text:span text:style-name="User_20_Entry"><text:span text:style-name="T128">or </text:span></text:span><text:span text:style-name="User_20_Entry"><text:span text:style-name="T117">-type f -</text:span></text:span><text:span text:style-name="User_20_Entry"><text:span text:style-name="T128">name '~*' -delete</text:span></text:span><text:span text:style-name="User_20_Entry"><text:span text:style-name="T129"><text:line-break/></text:span></text:span></text:p>
          <text:p text:style-name="P43"><text:span text:style-name="User_20_Entry"><text:span text:style-name="T130">User</text:span></text:span><text:span text:style-name="User_20_Entry"><text:span text:style-name="T131">. 1-4</text:span></text:span></text:p>
        </text:list-header>
      </text:list>
      <text:p text:style-name="P41"><text:span text:style-name="T113"><text:tab/></text:span><text:span text:style-name="Strong_20_Emphasis"><text:span text:style-name="T25">☐ ☐ ☐ ☐</text:span></text:span><text:span text:style-name="Strong_20_Emphasis"><text:span text:style-name="T110"><text:tab/></text:span></text:span><text:span text:style-name="T99">Connect to the Internet so that new e-mails can arrive again.</text:span></text:p>
      <text:list text:style-name="L2">
        <text:list-header>
          <text:p text:style-name="P44"><text:span text:style-name="T113"><text:tab/></text:span><text:span text:style-name="Strong_20_Emphasis"><text:span text:style-name="T25">☐ ☐ ☐ ☐</text:span></text:span><text:span text:style-name="Strong_20_Emphasis"><text:span text:style-name="T110"><text:tab/></text:span></text:span><text:span text:style-name="T99">Start </text:span><text:span text:style-name="T132">the browser app</text:span><text:span text:style-name="T99"> and check the operation.</text:span></text:p>
          <text:p text:style-name="P45"><text:span text:style-name="T113"><text:tab/></text:span><text:span text:style-name="Strong_20_Emphasis"><text:span text:style-name="T25">☐ ☐ ☐ ☐</text:span></text:span><text:span text:style-name="Strong_20_Emphasis"><text:span text:style-name="T110"><text:tab/></text:span></text:span><text:span text:style-name="T99">Start </text:span><text:span text:style-name="T132">the mail app</text:span><text:span text:style-name="T99"> and check the operation.</text:span></text:p>
          <text:p text:style-name="P46"><text:span text:style-name="T133"/></text:p>
          <text:p text:style-name="P47"><text:span text:style-name="T133"><text:line-break/><text:tab/></text:span><text:span text:style-name="T134">End of checklist, the transfer is complete.</text:span></text:p>
        </text:list-header>
      </text:list>
      <text:p text:style-name="P48"/>
      <text:list text:continue-numbering="true" text:style-name="L2">
        <text:list-item>
          <text:list>
            <text:list-header>
              <text:p text:style-name="P49"><text:span text:style-name="T135">Written</text:span><text:span text:style-name="T136"> </text:span><text:span text:style-name="T135">by</text:span><text:span text:style-name="T136"> </text:span><text:a xlink:type="simple" xlink:href="mailto:info@karelzimmer.nl?subject=Checklist%20installation%20Linux" text:style-name="Internet_20_link" text:visited-style-name="Visited_20_Internet_20_Link"><text:span text:style-name="T137">Karel Zimmer</text:span></text:a><text:span text:style-name="T138">.</text:span></text:p>
              <text:p text:style-name="P49"><text:span text:style-name="T139">License </text:span><text:span text:style-name="T138">C</text:span><text:span text:style-name="T140">C0</text:span><text:span text:style-name="T138"> 1.0</text:span><text:span text:style-name="T141"> </text:span><text:span text:style-name="T141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41"><text:s/></text:span><text:span text:style-name="T141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41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0"><text:span text:style-name="T142">User </text:span>#</text:p>
            <text:p text:style-name="P51"/>
          </table:table-cell>
          <table:table-cell table:style-name="Tabel1.A1" table:number-rows-spanned="2" office:value-type="string">
            <text:p text:style-name="P52">Name</text:p>
            <text:p text:style-name="P53">(<text:span text:style-name="T142">e.g</text:span>. Jan <text:span text:style-name="T143">Jansen</text:span>)</text:p>
          </table:table-cell>
          <table:table-cell table:style-name="Tabel1.A1" table:number-rows-spanned="2" office:value-type="string">
            <text:p text:style-name="P52">Username</text:p>
            <text:p text:style-name="P53">(<text:span text:style-name="T142">e.g</text:span>. jan)</text:p>
          </table:table-cell>
          <table:table-cell table:style-name="Tabel1.D1" table:number-rows-spanned="2" office:value-type="string">
            <text:p text:style-name="P54">Password</text:p>
            <text:p text:style-name="P55"/>
          </table:table-cell>
          <table:table-cell table:style-name="Tabel1.E1" office:value-type="string">
            <text:p text:style-name="P56"/>
          </table:table-cell>
          <table:table-cell table:style-name="Tabel1.F1" office:value-type="string">
            <text:p text:style-name="P57">BIOS <text:span text:style-name="T142">password</text:span></text:p>
          </table:table-cell>
          <table:table-cell table:style-name="Tabel1.G1" office:value-type="string">
            <text:p text:style-name="P58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59">Wi<text:span text:style-name="T142">F</text:span>i netw<text:span text:style-name="T142">o</text:span>rk na<text:span text:style-name="T142">me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3">
          <table:table-cell table:style-name="Tabel1.A3" office:value-type="string">
            <text:p text:style-name="P60">1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2">Network key</text:p>
          </table:table-cell>
          <table:table-cell table:style-name="Tabel1.G2" office:value-type="string">
            <text:p text:style-name="P58"/>
          </table:table-cell>
        </table:table-row>
        <table:table-row table:style-name="Tabel1.4">
          <table:table-cell table:style-name="Tabel1.A3" office:value-type="string">
            <text:p text:style-name="P60">2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IP#</text:p>
          </table:table-cell>
          <table:table-cell table:style-name="Tabel1.G2" office:value-type="string">
            <text:p text:style-name="P58"/>
          </table:table-cell>
        </table:table-row>
        <table:table-row table:style-name="Tabel1.5">
          <table:table-cell table:style-name="Tabel1.A3" office:value-type="string">
            <text:p text:style-name="P64">3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<text:span text:style-name="T142">user</text:span>/<text:span text:style-name="T142">passwd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6">
          <table:table-cell table:style-name="Tabel1.A3" office:value-type="string">
            <text:p text:style-name="P64">4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5">TeamViewer ID</text:p>
          </table:table-cell>
          <table:table-cell table:style-name="Tabel1.G2" office:value-type="string">
            <text:p text:style-name="P58"/>
          </table:table-cell>
        </table:table-row>
      </table:table>
      <text:p text:style-name="P66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67"><text:span text:style-name="T144">User </text:span><text:span text:style-name="T85">#</text:span></text:p>
          </table:table-cell>
          <table:table-cell table:style-name="Tabel8.A1" office:value-type="string">
            <text:p text:style-name="P68">Email nam<text:span text:style-name="T142">e</text:span></text:p>
          </table:table-cell>
          <table:table-cell table:style-name="Tabel8.A1" office:value-type="string">
            <text:p text:style-name="P68">Email <text:span text:style-name="T145">address</text:span></text:p>
          </table:table-cell>
          <table:table-cell table:style-name="Tabel8.A1" office:value-type="string">
            <text:p text:style-name="P69">User name</text:p>
          </table:table-cell>
          <table:table-cell table:style-name="Tabel8.A1" office:value-type="string">
            <text:p text:style-name="P70">Password</text:p>
          </table:table-cell>
          <table:table-cell table:style-name="Tabel8.A1" office:value-type="string">
            <text:p text:style-name="P68">Incoming mail server</text:p>
          </table:table-cell>
          <table:table-cell table:style-name="Tabel8.G1" office:value-type="string">
            <text:p text:style-name="P68">Outgoing mail server</text:p>
          </table:table-cell>
        </table:table-row>
        <table:table-row table:style-name="Tabel8.2"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3"/>
          </table:table-cell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1"/>
          </table:table-cell>
          <table:table-cell table:style-name="Tabel8.G2" office:value-type="string">
            <text:p text:style-name="P71"/>
          </table:table-cell>
        </table:table-row>
        <table:table-row table:style-name="Tabel8.3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  <table:table-row table:style-name="Tabel8.4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  <table:table-row table:style-name="Tabel8.5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  <table:table-row table:style-name="Tabel8.5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05T10:03:34.483059290">11/05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05T10:03:34.484476880">11/05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5T10:03:34.417537171</dc:date>
    <meta:print-date>2014-01-05T10:21:33.960023988</meta:print-date>
    <meta:keyword>Installatie</meta:keyword>
    <meta:keyword>Checklist</meta:keyword>
    <meta:keyword>Linux</meta:keyword>
    <meta:editing-cycles>2521</meta:editing-cycles>
    <meta:editing-duration>P5DT6H9M9S</meta:editing-duration>
    <meta:printed-by>Karel Zimmer</meta:printed-by>
    <dc:creator>Karel Zimmer</dc:creator>
    <meta:document-statistic meta:table-count="8" meta:image-count="2" meta:object-count="0" meta:page-count="4" meta:paragraph-count="92" meta:word-count="563" meta:character-count="3831" meta:non-whitespace-character-count="3262"/>
    <meta:user-defined meta:name="Info 1"/>
    <meta:user-defined meta:name="Info 2"/>
    <meta:user-defined meta:name="Info 3"/>
    <meta:user-defined meta:name="Info 4"/>
  </office:meta>
</office:document-meta>
</file>